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in-height="19.909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10.545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9.04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8.64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3.56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11.722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10.98cm" loext:decorative="false"/>
      <style:paragraph-properties style:writing-mode="lr-tb"/>
    </style:style>
    <style:style style:name="pr1" style:family="presentation" style:parent-style-name="Blue_5f_Curve-title">
      <style:graphic-properties draw:auto-grow-height="true" fo:min-height="3cm" loext:decorative="false"/>
      <style:paragraph-properties style:writing-mode="lr-tb"/>
    </style:style>
    <style:style style:name="pr2" style:family="presentation" style:parent-style-name="Blue_5f_Curve-notes">
      <style:graphic-properties draw:fill-color="#ffffff" draw:auto-grow-height="true" fo:min-height="13.364cm" loext:decorative="false"/>
      <style:paragraph-properties style:writing-mode="lr-tb"/>
    </style:style>
    <style:style style:name="pr3" style:family="presentation" style:parent-style-name="Blue_5f_Curve1-title">
      <style:graphic-properties draw:auto-grow-height="true" fo:min-height="1.328cm" loext:decorative="false"/>
      <style:paragraph-properties style:writing-mode="lr-tb"/>
    </style:style>
    <style:style style:name="pr4" style:family="presentation" style:parent-style-name="Blue_5f_Curve1-notes">
      <style:graphic-properties draw:fill-color="#ffffff" draw:auto-grow-height="true" fo:min-height="13.364cm" loext:decorative="false"/>
      <style:paragraph-properties style:writing-mode="lr-tb"/>
    </style:style>
    <style:style style:name="pr5" style:family="presentation" style:parent-style-name="Blue_5f_Curve1-title">
      <style:graphic-properties fo:min-height="1.328cm" loext:decorative="false"/>
      <style:paragraph-properties style:writing-mode="lr-tb"/>
    </style:style>
    <style:style style:name="pr6" style:family="presentation" style:parent-style-name="Blue_5f_Curve1-notes">
      <style:graphic-properties draw:fill-color="#ffffff" fo:min-height="13.364cm" loext:decorative="false"/>
      <style:paragraph-properties style:writing-mode="lr-tb"/>
    </style:style>
    <style:style style:name="P1" style:family="paragraph">
      <loext:graphic-properties draw:fill-color="#ffffff"/>
    </style:style>
    <style:style style:name="P2" style:family="paragraph">
      <loext:graphic-properties draw:fill="none" draw:fill-color="#ffffff"/>
    </style:style>
    <style:style style:name="P3" style:family="paragraph">
      <style:paragraph-properties fo:margin-left="0cm" fo:margin-right="0cm" fo:margin-top="0cm" fo:margin-bottom="0cm" fo:line-height="100%" fo:text-indent="0cm"/>
    </style:style>
    <style:style style:name="T1" style:family="text">
      <style:text-properties fo:font-size="12pt" style:font-size-asian="12pt" style:font-size-complex="12pt"/>
    </style:style>
    <style:style style:name="T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5pt" style:font-size-asian="15pt" style:font-size-complex="15pt"/>
    </style:style>
    <style:style style:name="T5"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layer="layout" svg:width="25cm" svg:height="3.901cm" svg:x="0cm" svg:y="4.05cm" presentation:class="title" presentation:user-transformed="true">
          <draw:text-box>
            <text:p><text:s/>Frog River One<text:line-break/>Find the earliest time when a frog can jump to the other side of a river. </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Problem</text:p>
          </draw:text-box>
        </draw:frame>
        <draw:frame draw:style-name="gr2" draw:text-style-name="P2" draw:layer="layout" svg:width="27.94cm" svg:height="20.159cm" svg:x="0cm" svg:y="2.066cm">
          <draw:text-box>
            <text:p><text:span text:style-name="T1">A small frog wants to get to the other side of a river. The frog is initially located on one bank of the river (position 0) and wants to get to the opposite bank (position X+1). Leaves fall from a tree onto the surface of the river.</text:span></text:p>
            <text:p/>
            <text:p><text:span text:style-name="T1">You are given an array A consisting of N integers representing the falling leaves. A[K] represents the position where one leaf falls at time K, measured in seconds.</text:span></text:p>
            <text:p/>
            <text:p><text:span text:style-name="T1">The goal is to find the earliest time when the frog can jump to the other side of the river. The frog can cross only when leaves appear at every position across the river from 1 to X (that is, we want to find the earliest moment when all the positions from 1 to X are covered by leaves). You may assume that the speed of the current in the river is negligibly small, i.e. the leaves do not change their positions once they fall in the river.</text:span></text:p>
            <text:p/>
            <text:p><text:span text:style-name="T1">Write a function:</text:span></text:p>
            <text:p><text:span text:style-name="T1"><text:s text:c="4"/></text:span><text:span text:style-name="T1">def solution(X, A)</text:span></text:p>
            <text:p/>
            <text:p><text:span text:style-name="T1">that, given a non-empty array A consisting of N integers and integer X, returns the earliest time when the frog can jump to the other side of the river.</text:span></text:p>
            <text:p/>
            <text:p><text:span text:style-name="T1">If the frog is never able to jump to the other side of the river, the function should return −1.</text:span></text:p>
            <text:p/>
            <text:p><text:span text:style-name="T1">Write an efficient algorithm for the following assumptions:</text:span></text:p>
            <text:p><text:span text:style-name="T1"><text:s text:c="8"/></text:span><text:span text:style-name="T1">N and X are integers within the range [1..100,000];</text:span></text:p>
            <text:p><text:span text:style-name="T1"><text:s text:c="8"/></text:span><text:span text:style-name="T1">each element of array A is an integer within the range [1..X].</text:span></text:p>
          </draw:text-box>
        </draw:frame>
        <presentation:notes draw:style-name="dp2">
          <draw:page-thumbnail draw:style-name="gr1" draw:layer="layout" svg:width="14.848cm" svg:height="11.136cm" svg:x="3.075cm" svg:y="2.257cm" draw:page-number="2" presentation:class="page"/>
          <draw:frame presentation:style-name="pr4" draw:text-style-name="P1"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Example</text:p>
          </draw:text-box>
        </draw:frame>
        <draw:frame draw:style-name="gr3" draw:text-style-name="P2" draw:layer="layout" svg:width="27.94cm" svg:height="10.795cm" svg:x="0cm" svg:y="2.54cm">
          <draw:text-box>
            <text:p text:style-name="P3">For example, you are given integer X = 5 and array A such that:</text:p>
            <text:p text:style-name="P3"><text:s text:c="2"/>A[0] = 1</text:p>
            <text:p text:style-name="P3"><text:s text:c="2"/>A[1] = 3</text:p>
            <text:p text:style-name="P3"><text:s text:c="2"/>A[2] = 1</text:p>
            <text:p text:style-name="P3"><text:s text:c="2"/>A[3] = 4</text:p>
            <text:p text:style-name="P3"><text:s text:c="2"/>A[4] = 2</text:p>
            <text:p text:style-name="P3"><text:s text:c="2"/>A[5] = 3</text:p>
            <text:p text:style-name="P3"><text:s text:c="2"/>A[6] = 5</text:p>
            <text:p text:style-name="P3"><text:s text:c="2"/>A[7] = 4</text:p>
            <text:p text:style-name="P3"/>
            <text:p text:style-name="P3">In second 6, a leaf falls into position 5. This is the earliest time when leaves appear in every position across the river.</text:p>
            <text:p text:style-name="P3"/>
            <text:p text:style-name="P3"/>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Hint</text:p>
          </draw:text-box>
        </draw:frame>
        <draw:frame draw:style-name="gr4" draw:text-style-name="P2" draw:layer="layout" svg:width="27.905cm" svg:height="9.29cm" svg:x="0.035cm" svg:y="2.14cm">
          <draw:text-box>
            <text:p>To solve this problem, we will maintain two variables.</text:p>
            <text:p text:style-name="P3">true_positions and count_true </text:p>
            <text:p text:style-name="P3"/>
            <text:p text:style-name="P3">true_positions: identifies the positions that have been covered by a leaf</text:p>
            <text:p/>
            <text:p>count_true: counts the number of true we have accumulated in the true_positions list. </text:p>
            <text:p/>
            <text:p><text:span text:style-name="T2">We will write a program to traverse the input array and keep updating these two variables (t</text:span>rue_positions and count_true).</text:p>
            <text:p>We will exit the program once count_true is equal to X.</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Code</text:p>
          </draw:text-box>
        </draw:frame>
        <draw:frame draw:style-name="gr5" draw:text-style-name="P2" draw:layer="layout" svg:width="22.225cm" svg:height="12.338cm" svg:x="0.635cm" svg:y="2.54cm">
          <draw:text-box>
            <text:p># you can write to stdout for debugging purposes, e.g.</text:p>
            <text:p># print("this is a debug message")</text:p>
            <text:p/>
            <text:p>def solution(X, A):</text:p>
            <text:p><text:s text:c="4"/># Implement your solution here</text:p>
            <text:p><text:s text:c="4"/>true_positions = [False for i in range(X + 1)]</text:p>
            <text:p><text:s text:c="4"/>count_true = 0</text:p>
            <text:p><text:s text:c="4"/></text:p>
            <text:p><text:s text:c="4"/>for i in range(len(A)):</text:p>
            <text:p><text:s text:c="8"/>if true_positions[A[i]] == False:</text:p>
            <text:p><text:s text:c="12"/>true_positions[A[i]] = True</text:p>
            <text:p><text:s text:c="12"/>count_true += 1</text:p>
            <text:p/>
            <text:p><text:s text:c="8"/>if count_true == X:</text:p>
            <text:p><text:s text:c="12"/>return i <text:s/></text:p>
            <text:p/>
            <text:p><text:s text:c="4"/>return -1</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Test</text:p>
          </draw:text-box>
        </draw:frame>
        <draw:frame draw:style-name="gr6" draw:text-style-name="P2" draw:layer="layout" svg:width="20.955cm" svg:height="3.81cm" svg:x="0.635cm" svg:y="2.54cm">
          <draw:text-box>
            <text:p>Example test: <text:s text:c="2"/>(5, [1, 3, 1, 4, 2, 3, 5, 4])</text:p>
            <text:p>OK</text:p>
            <text:p/>
            <text:p>Detected time complexity:</text:p>
            <text:p>O(N)</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user-transformed="true">
          <draw:text-box>
            <text:p>Test Cases</text:p>
          </draw:text-box>
        </draw:frame>
        <draw:frame draw:style-name="gr7" draw:text-style-name="P2" draw:layer="layout" svg:width="11.43cm" svg:height="12.407cm" svg:x="0cm" svg:y="2.04cm">
          <draw:text-box>
            <text:p><text:span text:style-name="T3">Correctness tests</text:span></text:p>
            <text:p/>
            <text:p><text:span text:style-name="T4">simple test</text:span></text:p>
            <text:p/>
            <text:p><text:span text:style-name="T4">single element</text:span></text:p>
            <text:p/>
            <text:p><text:span text:style-name="T4">extreme_frog</text:span></text:p>
            <text:p><text:span text:style-name="T4">frog never across the river</text:span></text:p>
            <text:p/>
            <text:p><text:span text:style-name="T4">small_random1</text:span></text:p>
            <text:p><text:span text:style-name="T4">3 random permutation, X = 50</text:span></text:p>
            <text:p/>
            <text:p><text:span text:style-name="T4">small_random2</text:span></text:p>
            <text:p><text:span text:style-name="T4">5 random permutation, X = 60</text:span></text:p>
            <text:p/>
            <text:p><text:span text:style-name="T4">extreme_leaves</text:span></text:p>
            <text:p><text:span text:style-name="T4">all leaves in the same place</text:span></text:p>
            <text:p/>
            <text:p/>
          </draw:text-box>
        </draw:frame>
        <draw:frame draw:style-name="gr8" draw:text-style-name="P2" draw:layer="layout" svg:width="15.24cm" svg:height="11.627cm" svg:x="12.065cm" svg:y="2.005cm">
          <draw:text-box>
            <text:p text:style-name="P3"><text:span text:style-name="T5">Performance tests</text:span></text:p>
            <text:p text:style-name="P3"/>
            <text:p text:style-name="P3">medium_random</text:p>
            <text:p text:style-name="P3">6 and 2 random permutations, X = ~5,000</text:p>
            <text:p text:style-name="P3"/>
            <text:p text:style-name="P3">medium_range</text:p>
            <text:p text:style-name="P3">arithmetic sequences, X = 5,000</text:p>
            <text:p text:style-name="P3"/>
            <text:p text:style-name="P3">large_random</text:p>
            <text:p text:style-name="P3">10 and 100 random permutation, X = ~10,000</text:p>
            <text:p text:style-name="P3"/>
            <text:p text:style-name="P3">large_permutation</text:p>
            <text:p text:style-name="P3">permutation tests</text:p>
            <text:p text:style-name="P3"/>
            <text:p text:style-name="P3">large_range</text:p>
            <text:p text:style-name="P3">arithmetic sequences, X = 30,000</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1T11:59:56.675253489</meta:creation-date>
    <meta:editing-duration>PT44M12S</meta:editing-duration>
    <meta:editing-cycles>6</meta:editing-cycles>
    <meta:generator>LibreOffice/7.6.3.2$Linux_X86_64 LibreOffice_project/29d686fea9f6705b262d369fede658f824154cc0</meta:generator>
    <dc:title>Blue Curve</dc:title>
    <dc:date>2023-12-21T12:44:09.944134711</dc:date>
    <meta:document-statistic meta:object-count="63"/>
  </office:meta>
</office:document-meta>
</file>